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list-style-name="L3">
      <style:paragraph-properties fo:text-align="start" style:justify-single-word="false"/>
      <style:text-properties officeooo:rsid="001426d9" officeooo:paragraph-rsid="001426d9"/>
    </style:style>
    <style:style style:name="P4" style:family="paragraph" style:parent-style-name="Text_20_body" style:list-style-name="L8">
      <style:paragraph-properties fo:text-align="start" style:justify-single-word="false"/>
      <style:text-properties officeooo:rsid="001426d9" officeooo:paragraph-rsid="001426d9"/>
    </style:style>
    <style:style style:name="P5" style:family="paragraph" style:parent-style-name="Text_20_body" style:list-style-name="L9">
      <style:paragraph-properties fo:text-align="start" style:justify-single-word="false"/>
      <style:text-properties officeooo:rsid="001426d9" officeooo:paragraph-rsid="001426d9"/>
    </style:style>
    <style:style style:name="P6" style:family="paragraph" style:parent-style-name="Text_20_body" style:list-style-name="L10">
      <style:paragraph-properties fo:text-align="start" style:justify-single-word="false"/>
      <style:text-properties officeooo:rsid="001426d9" officeooo:paragraph-rsid="001426d9"/>
    </style:style>
    <style:style style:name="P7" style:family="paragraph" style:parent-style-name="Text_20_body" style:list-style-name="L12">
      <style:paragraph-properties fo:text-align="start" style:justify-single-word="false"/>
      <style:text-properties officeooo:rsid="001426d9" officeooo:paragraph-rsid="001426d9"/>
    </style:style>
    <style:style style:name="P8" style:family="paragraph" style:parent-style-name="Text_20_body" style:list-style-name="L5">
      <style:paragraph-properties fo:text-align="start" style:justify-single-word="false"/>
      <style:text-properties officeooo:paragraph-rsid="001426d9"/>
    </style:style>
    <style:style style:name="P9" style:family="paragraph" style:parent-style-name="Text_20_body" style:list-style-name="L12">
      <style:paragraph-properties fo:text-align="start" style:justify-single-word="false"/>
      <style:text-properties officeooo:rsid="0014e675" officeooo:paragraph-rsid="0014e675"/>
    </style:style>
    <style:style style:name="T1" style:family="text">
      <style:text-properties officeooo:rsid="0012ab7e"/>
    </style:style>
    <style:style style:name="T2" style:family="text">
      <style:text-properties officeooo:rsid="001426d9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UNIDAD 1 – MANEJO DE CONECTORES / RELACIÓN <text:span text:style-name="T1">4</text:span></text:h>
      <text:p text:style-name="P1"/>
      <text:list xml:id="list5698379245503918808" text:style-name="L5">
        <text:list-item>
          <text:p text:style-name="P8"><text:span text:style-name="T2">Crear una clase conectar con las siguientes características:</text:span></text:p>
        </text:list-item>
      </text:list>
      <text:list xml:id="list6303158792975026040" text:style-name="L3">
        <text:list-item>
          <text:list>
            <text:list-item>
              <text:p text:style-name="P3">La clase debe ser pública. (public class conectar)</text:p>
            </text:list-item>
            <text:list-item>
              <text:p text:style-name="P3">Servirá para establecer conexiones con el servidor mysql.</text:p>
            </text:list-item>
            <text:list-item>
              <text:p text:style-name="P3">Los atributos declarados deberán ser privados (servidor, usuario, clave, etc).</text:p>
            </text:list-item>
            <text:list-item>
              <text:p text:style-name="P3">Tendrá los siguientes métodos públicos:</text:p>
              <text:list>
                <text:list-item>
                  <text:p text:style-name="P3">Constructor de la clase. Debe cargar el servidor y establecer la conexión con la base de datos. Mostrar en pantalla si la conexión ha tenido éxito o no.</text:p>
                </text:list-item>
                <text:list-item>
                  <text:p text:style-name="P3">Método public getConectar(); Devolverá el objeto Connection creado en el constructor.</text:p>
                </text:list-item>
              </text:list>
            </text:list-item>
          </text:list>
        </text:list-item>
      </text:list>
      <text:list xml:id="list5132596700958835101" text:style-name="L8">
        <text:list-item>
          <text:p text:style-name="P4">Crear una clase principal que se llamará ejercicio4 (public class Ejercicio4). Esta clase debe contener:</text:p>
        </text:list-item>
      </text:list>
      <text:list xml:id="list2216020479275795871" text:style-name="L10">
        <text:list-item>
          <text:list>
            <text:list-item>
              <text:p text:style-name="P6">Deberá establecer la conexión con la base de datos <text:span text:style-name="T3">academia</text:span>.</text:p>
            </text:list-item>
          </text:list>
        </text:list-item>
      </text:list>
      <text:list xml:id="list7687843383675131509" text:style-name="L9">
        <text:list-item>
          <text:list>
            <text:list-item>
              <text:p text:style-name="P5">Dentro del método main, debe mostrar un menú en pantalla con las siguientes opciones:</text:p>
              <text:list>
                <text:list-item>
                  <text:p text:style-name="P5">1. Insertar alumno.</text:p>
                </text:list-item>
                <text:list-item>
                  <text:p text:style-name="P5">2. Insertar curso.</text:p>
                </text:list-item>
                <text:list-item>
                  <text:p text:style-name="P5">3. Insertar matrícula.</text:p>
                </text:list-item>
                <text:list-item>
                  <text:p text:style-name="P5">4. Mostrar todos los alumnos.</text:p>
                </text:list-item>
                <text:list-item>
                  <text:p text:style-name="P5">5. Mostrar todos los cursos.</text:p>
                </text:list-item>
                <text:list-item>
                  <text:p text:style-name="P5">6. Mostrar todas las matrículas. (Mostrar nombre del alumno y nombre de la asignatura).</text:p>
                </text:list-item>
              </text:list>
            </text:list-item>
          </text:list>
        </text:list-item>
      </text:list>
      <text:list xml:id="list619519579662454643" text:style-name="L12">
        <text:list-item>
          <text:p text:style-name="P7">Crear dentro de la clase Ejercicio4, métodos para realizar las diferentes operaciones.</text:p>
        </text:list-item>
        <text:list-item>
          <text:p text:style-name="P9">Se usará la clase PreparedStatement para realizar las inserciones en las tablas curso, alumno y matrícula.</text:p>
        </text:list-item>
        <text:list-item>
          <text:p text:style-name="P9">Usar la clase Scanner para la inserción de datos a través de teclado.</text:p>
        </text:list-item>
        <text:list-item>
          <text:p text:style-name="P9">Usar try-catch para la gestión de error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3:30:59.175000000</meta:creation-date>
    <dc:date>2017-10-09T20:26:55.752000000</dc:date>
    <meta:editing-duration>PT54M31S</meta:editing-duration>
    <meta:editing-cycles>2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21" meta:word-count="226" meta:character-count="1346" meta:non-whitespace-character-count="1160"/>
  </office:meta>
</office:document-meta>
</file>